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50931b" officeooo:paragraph-rsid="2850931b"/>
    </style:style>
    <style:style style:name="P2" style:family="paragraph" style:parent-style-name="Text_20_body">
      <style:text-properties style:text-line-through-style="none" style:text-line-through-type="none" fo:font-style="normal" officeooo:rsid="284ae2d9" officeooo:paragraph-rsid="284ae2d9" style:font-style-asian="normal" style:font-style-complex="normal"/>
    </style:style>
    <style:style style:name="P3" style:family="paragraph" style:parent-style-name="Text_20_body">
      <style:text-properties officeooo:rsid="28588a48" officeooo:paragraph-rsid="28588a48"/>
    </style:style>
    <style:style style:name="P4" style:family="paragraph" style:parent-style-name="Text_20_body">
      <style:text-properties officeooo:paragraph-rsid="2858c92d"/>
    </style:style>
    <style:style style:name="P5" style:family="paragraph" style:parent-style-name="Text_20_body">
      <style:text-properties officeooo:rsid="285315e8" officeooo:paragraph-rsid="2858c92d"/>
    </style:style>
    <style:style style:name="P6" style:family="paragraph" style:parent-style-name="Text_20_body">
      <style:text-properties officeooo:rsid="285315e8" officeooo:paragraph-rsid="285315e8"/>
    </style:style>
    <style:style style:name="P7" style:family="paragraph" style:parent-style-name="Text_20_body">
      <style:text-properties fo:font-variant="normal" fo:text-transform="none" fo:color="#000000" style:font-name="CharisSILW" fo:font-size="6.44999980926514pt" fo:letter-spacing="normal" fo:font-style="normal" fo:font-weight="normal" officeooo:rsid="28588a48" officeooo:paragraph-rsid="28588a48"/>
    </style:style>
    <style:style style:name="P8" style:family="paragraph" style:parent-style-name="Text_20_body">
      <style:text-properties officeooo:paragraph-rsid="285315e8"/>
    </style:style>
    <style:style style:name="P9" style:family="paragraph" style:parent-style-name="Text_20_body">
      <style:text-properties officeooo:rsid="2859c32f" officeooo:paragraph-rsid="2859c32f"/>
    </style:style>
    <style:style style:name="P10" style:family="paragraph" style:parent-style-name="Text_20_body">
      <style:text-properties officeooo:rsid="285aa37b" officeooo:paragraph-rsid="285aa37b"/>
    </style:style>
    <style:style style:name="P11" style:family="paragraph" style:parent-style-name="Heading_20_2" style:master-page-name="Standard">
      <style:paragraph-properties style:page-number="auto"/>
      <style:text-properties officeooo:rsid="285aa37b" officeooo:paragraph-rsid="285aa37b"/>
    </style:style>
    <style:style style:name="P12" style:family="paragraph" style:parent-style-name="Heading_20_4">
      <style:text-properties officeooo:rsid="285b55b6" officeooo:paragraph-rsid="285b55b6"/>
    </style:style>
    <style:style style:name="P13" style:family="paragraph" style:parent-style-name="Heading_20_3">
      <style:text-properties officeooo:rsid="285315e8" officeooo:paragraph-rsid="285315e8"/>
    </style:style>
    <style:style style:name="P14" style:family="paragraph" style:parent-style-name="Heading_20_3">
      <style:text-properties officeooo:rsid="285bebb1" officeooo:paragraph-rsid="285bebb1"/>
    </style:style>
    <style:style style:name="P15" style:family="paragraph" style:parent-style-name="Text_20_body" style:list-style-name="L1">
      <style:text-properties officeooo:rsid="285aa37b" officeooo:paragraph-rsid="285aa37b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rsid="284ec651" officeooo:paragraph-rsid="284ec651"/>
    </style:style>
    <style:style style:name="P18" style:family="paragraph" style:parent-style-name="Text_20_body" style:list-style-name="L3">
      <style:text-properties officeooo:rsid="2850931b" officeooo:paragraph-rsid="2850931b"/>
    </style:style>
    <style:style style:name="P19" style:family="paragraph" style:parent-style-name="Text_20_body" style:list-style-name="L3">
      <style:text-properties fo:language="cs" fo:country="CZ" officeooo:rsid="2850931b" officeooo:paragraph-rsid="2850931b"/>
    </style:style>
    <style:style style:name="P20" style:family="paragraph" style:parent-style-name="Text_20_body">
      <style:text-properties fo:language="cs" fo:country="CZ" officeooo:rsid="285b55b6" officeooo:paragraph-rsid="285b55b6"/>
    </style:style>
    <style:style style:name="P21" style:family="paragraph" style:parent-style-name="Text_20_body" style:list-style-name="L5">
      <style:text-properties fo:language="cs" fo:country="CZ" officeooo:rsid="285b55b6" officeooo:paragraph-rsid="285b55b6"/>
    </style:style>
    <style:style style:name="P22" style:family="paragraph" style:parent-style-name="Text_20_body">
      <style:text-properties fo:language="cs" fo:country="CZ" fo:font-style="italic" officeooo:rsid="285b55b6" officeooo:paragraph-rsid="285b55b6" style:font-style-asian="italic" style:font-style-complex="italic"/>
    </style:style>
    <style:style style:name="P23" style:family="paragraph" style:parent-style-name="Text_20_body" style:list-style-name="L4">
      <style:text-properties officeooo:rsid="285315e8" officeooo:paragraph-rsid="2858c92d"/>
    </style:style>
    <style:style style:name="P24" style:family="paragraph" style:parent-style-name="Text_20_body" style:list-style-name="L6">
      <style:text-properties officeooo:paragraph-rsid="2858c92d"/>
    </style:style>
    <style:style style:name="P25" style:family="paragraph" style:parent-style-name="Text_20_body" style:list-style-name="L7">
      <style:text-properties officeooo:rsid="2859c32f" officeooo:paragraph-rsid="2859c32f"/>
    </style:style>
    <style:style style:name="P26" style:family="paragraph" style:parent-style-name="Text_20_body" style:list-style-name="L8">
      <style:text-properties officeooo:rsid="2859c32f" officeooo:paragraph-rsid="2859c32f"/>
    </style:style>
    <style:style style:name="P27" style:family="paragraph" style:parent-style-name="Text_20_body" style:list-style-name="L9">
      <style:text-properties officeooo:paragraph-rsid="2858c92d"/>
    </style:style>
    <style:style style:name="P28" style:family="paragraph" style:parent-style-name="Text_20_body" style:list-style-name="L10">
      <style:text-properties officeooo:paragraph-rsid="2858c92d"/>
    </style:style>
    <style:style style:name="P29" style:family="paragraph" style:parent-style-name="Text_20_body" style:list-style-name="L11">
      <style:text-properties officeooo:paragraph-rsid="2858c92d"/>
    </style:style>
    <style:style style:name="P30" style:family="paragraph" style:parent-style-name="Text_20_body" style:list-style-name="L12">
      <style:text-properties officeooo:rsid="285bebb1" officeooo:paragraph-rsid="285bebb1"/>
    </style:style>
    <style:style style:name="P31" style:family="paragraph" style:parent-style-name="Text_20_body" style:list-style-name="L12">
      <style:text-properties officeooo:rsid="3dc21a06" officeooo:paragraph-rsid="285bebb1"/>
    </style:style>
    <style:style style:name="P32" style:family="paragraph" style:parent-style-name="Text_20_body">
      <style:text-properties fo:font-weight="normal" officeooo:rsid="285d0bc0" officeooo:paragraph-rsid="285d0bc0" style:font-weight-asian="normal" style:font-weight-complex="normal"/>
    </style:style>
    <style:style style:name="T1" style:family="text">
      <style:text-properties fo:language="cs" fo:country="CZ"/>
    </style:style>
    <style:style style:name="T2" style:family="text">
      <style:text-properties officeooo:rsid="284ea192"/>
    </style:style>
    <style:style style:name="T3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4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5" style:family="text">
      <style:text-properties fo:color="#000000" style:font-name="CharisSILW" fo:font-size="6.44999980926514pt" fo:letter-spacing="normal" fo:font-style="italic" fo:font-weight="normal"/>
    </style:style>
    <style:style style:name="T6" style:family="text">
      <style:text-properties officeooo:rsid="285bebb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285bebb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Životy</text:h>
      <text:p text:style-name="P10">Při změně Síly se <text:span text:style-name="T6">přepočítává aktuální i maximální</text:span> počet životů <text:span text:style-name="T6">(alternativa by byla, že se životy při změně Síly nezměněj)</text:span>:</text:p>
      <text:list xml:id="list1036882354" text:style-name="L1">
        <text:list-item>
          <text:p text:style-name="P15">Je to kvůli sjednocení. Se zvýšením Síly při přestupu na novou úroveň se životy určitě zvedat musí. Tudíž by se pak při tomhle zvýšení Síly zvedaly a při jiných ne, což by bylo matoucí.</text:p>
        </text:list-item>
      </text:list>
      <text:h text:style-name="Heading_20_2" text:outline-level="2">Vlastnosti</text:h>
      <text:h text:style-name="P13" text:outline-level="3">K čemu jsou ve hře vlastnosti</text:h>
      <text:p text:style-name="P6">Jako saving throws (obrana v boji a proti pastem) a jako útočné staty.</text:p>
      <text:h text:style-name="Heading_20_3" text:outline-level="3">Počítání Síly do maxima životů</text:h>
      <text:p text:style-name="P8"><text:span text:style-name="T4">Ohledně počítání životů si pořád nejsem jistej, ale spíš se kloním k tomu, aby to na Síle záleželo - pro kouzelníka by jinak Síla asi byla dump stat (a pro střelce, zloděje a podobnou havěť nejspíš taky). Finesa je univerzálnější obranný atribut, takže pokud Síla nebude dávat životy, nebude moc důvod, dávat do ní body.</text:span> </text:p>
      <text:h text:style-name="Heading_20_2" text:outline-level="2">Povolání</text:h>
      <text:h text:style-name="Heading_20_3" text:outline-level="3">Alchymista – Duše nebo Finesa?</text:h>
      <text:p text:style-name="P2">Finesa, protože:</text:p>
      <text:list xml:id="list3940059529" text:style-name="L2">
        <text:list-item>
          <text:p text:style-name="P16">Alchymista při boji nemá jak Duši přímo použít. A pokud by třeba házel ohnivou hlínu, tak si bude počítat Finesu.</text:p>
          <text:list>
            <text:list-item>
              <text:p text:style-name="P17"><text:soft-page-break/>A alchymistu určitě budu chtít směřovat k házení všeho možného výbušného a hořlavého.</text:p>
            </text:list-item>
          </text:list>
        </text:list-item>
        <text:list-item>
          <text:p text:style-name="P16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Heading_20_2" text:outline-level="2">Magie</text:h>
      <text:h text:style-name="P14" text:outline-level="3">Zabránění v kouzlení přerušením soustředění</text:h>
      <text:p text:style-name="P32"><text:span text:style-name="T6">T</text:span>ODO</text:p>
      <text:h text:style-name="Heading_20_3" text:outline-level="3">Zrušení magů</text:h>
      <text:p text:style-name="P1">Zrušit, protože:</text:p>
      <text:list xml:id="list865256614" text:style-name="L3">
        <text:list-item>
          <text:p text:style-name="P18">Nebude potřeba si pamatovat (nebo hledat v pravidlech) cenu kouzel, lektvarů a podobně (to je HODN<text:span text:style-name="T1">Ě informací k zapamatování).</text:span></text:p>
        </text:list-item>
        <text:list-item>
          <text:p text:style-name="P19">Situací, kdy má smysl magy počítat, je ve hře hodně málo. Neustálé účetnictví za to nestojí.</text:p>
        </text:list-item>
      </text:list>
      <text:h text:style-name="Heading_20_2" text:outline-level="2">Herní postupy</text:h>
      <text:h text:style-name="Heading_20_3" text:outline-level="3">Házení</text:h>
      <text:h text:style-name="Heading_20_4" text:outline-level="4">Kdy se hází</text:h>
      <text:p text:style-name="P5">Hází se jen když postavě hrozí újma – tedy v boji, při spuštění pastí.</text:p>
      <text:list xml:id="list1749731317" text:style-name="L4">
        <text:list-item>
          <text:p text:style-name="P23"><text:soft-page-break/>Možná přibude soupeření (pronásledování, plížení).</text:p>
        </text:list-item>
      </text:list>
      <text:h text:style-name="Heading_20_3" text:outline-level="3">Boj</text:h>
      <text:h text:style-name="P12" text:outline-level="4">Vnucen<text:span text:style-name="T1">í stylu boje – proč nemůže existovat</text:span></text:h>
      <text:p text:style-name="P20">Těžké zbraně jsou lepší než lehké, mají větší zranění a žádné nevýhody. Je to možné díky tomu, že s těžkou zbraní si vždycky počítáš Sílu. Obdobně se střelnou zbraní si vždycky počítáš Finesu. V zásadě je to teda tak, že když chceš dobře střílet, tak jsi horší v boji zblízka (protože jsou pak pro tebe výhodnější lehké zbraně, které mají menší zranění) a naopak když chceš být dobrý nablízko, tak budeš hůř střílet*.<text:line-break/><text:tab/>Tohle je hodně zásadní prvek, díky tomu zbraně nemusí mít bonus k zásahu a vystačí si se zraněním (čímž se všechno výrazně zjednodušuje).</text:p>
      <text:list xml:id="list2556676779" text:style-name="L5">
        <text:list-item>
          <text:p text:style-name="P21">Když by ale šlo vnutit někomu boj Finesou nehledě na to, čím bojuje, tak by si pak chytrý hráč nepochybně vzal těžkou zbraň a velice rád by si nechával "vnutit" boj Finesou - tím by obešel omezení těžkých zbraní, že se s nimi vždycky počítá Síla.</text:p>
        </text:list-item>
      </text:list>
      <text:p text:style-name="P20">Takže pravidlo pro vnucení stylu boje nemůže existovat.</text:p>
      <text:p text:style-name="P22">* Tohle je, mimochodem, taky důvod, proč není žádoucí, aby měla nějaká postava stejnou hodnotu dvou nejvyšších vlastností.</text:p>
      <text:h text:style-name="Heading_20_4" text:outline-level="4">Kdo si přičítá bonusy a postihy</text:h>
      <text:p text:style-name="P4">Všechny postihy a bonusy si přičítá hráč, <text:span text:style-name="T2">protože:</text:span></text:p>
      <text:list xml:id="list4027944080" text:style-name="L6">
        <text:list-item>
          <text:p text:style-name="P24"><text:soft-page-break/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24"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4" text:outline-level="4">Útok ze zálohy</text:h>
      <text:p text:style-name="P9">Útok ze zálohy se bere jako útok na nehybného protivníka.</text:p>
      <text:list xml:id="list2217687079" text:style-name="L7">
        <text:list-item>
          <text:p text:style-name="P25">Záměr je, aby ze zálohy na jednu ránu s rozumnou šancí vyřadit postavu beze zbroje. To bonusy za výhody nezajistí, protože:</text:p>
          <text:list>
            <text:list-item>
              <text:p text:style-name="P25">Muselo by jich být fakt hodně (+5).</text:p>
            </text:list-item>
            <text:list-item>
              <text:p text:style-name="P25">Nescalují s úrovní (zatímco životy ano).</text:p>
            </text:list-item>
          </text:list>
        </text:list-item>
      </text:list>
      <text:p text:style-name="P9">Brát to jako útok na nehybného protivníka zařídí, že stačí bonus +2 za výhody:</text:p>
      <text:list xml:id="list2049210601" text:style-name="L8">
        <text:list-item>
          <text:p text:style-name="P26"><text:soft-page-break/>Útočník má vlastnost 3, za výhody +2. Protivník má 0. Zbraň má zranění 2. Dohromady je průměrný zásah za 7, což zhruba odpovídá průměrným životům.</text:p>
        </text:list-item>
        <text:list-item>
          <text:p text:style-name="P26">Dobře to scaluje s úrovní:</text:p>
          <text:list>
            <text:list-item>
              <text:p text:style-name="P26">Obránce si sice nepočítá vlastnost do obrany, ale jde o vyřazení na jednu ránu, takže hraje roli počet životů – a do toho se počítá Síla. Takže útočná vlastnost jde proti Síle obránce.</text:p>
            </text:list-item>
          </text:list>
        </text:list-item>
      </text:list>
      <text:h text:style-name="Heading_20_3" text:outline-level="3">Zbraně a zbroje</text:h>
      <text:h text:style-name="Heading_20_4" text:outline-level="4">Lehké vs těžké zbraně</text:h>
      <text:p text:style-name="P4">Staty zbraní nejsou vzájemně vyvážené (lehké větší útok, těžké větší zranění), protože to při přičítání rozdílu hodů ke znraněí komplikuje počítání s malými čísly.</text:p>
      <text:list xml:id="list4057182462" text:style-name="L9">
        <text:list-item>
          <text:p text:style-name="P27">Když máš totiž například s lehkou zbraní +2 na zásah a zranění třeba +1, tak těžká zbraň s +1 na zásah potřebuje zranění minimálně +3, aby o ní hráč vůbec uvažoval (protože jednička do útoku jak zvyšuje šanci na zásah, tak dává +1 zranění z rozdílu hodů).</text:p>
        </text:list-item>
      </text:list>
      <text:p text:style-name="P4">Druhej důvod je, že pak musíš u zbraní mít bonusy do útoku (na zásah), takže je nemůžeš zrušit.<text:line-break/><text:tab/>Skončil jsem teda u toho, že:</text:p>
      <text:list xml:id="list4047085655" text:style-name="L10">
        <text:list-item>
          <text:p text:style-name="P28">Zbraně vůbec nemají bonus k hodu (to hodně zjednodušuje hody, hází se vždycky jen Vlastnost + k6).</text:p>
        </text:list-item>
        <text:list-item>
          <text:p text:style-name="P28">Těžké zbraně mají o 1 větší zranění než lehké (takže třeba lehká jednoručka má 1, těžká jednoručka 2).</text:p>
        </text:list-item>
      </text:list>
      <text:p text:style-name="P4"><text:soft-page-break/>To samozřejmě znamená, že těžký zbraně jsou ve všem lepší než lehký. Volbu z toho dělají jiná pravidla: K boji s těžkou zbraní se vždycky počítá Síla, zatímco k boji s lehkými zbraněmi si můžeš vybrat mezi Silou a Finesou. A jelikož Finesa se používá i na jiný věci, třeba na střelbu, tak když chceš dobře střílet, tak si dáš vyšší Finesu než Sílu, čímž pádem pro tebe těžké zbraně přestanou být výhodnější (protože s lehkou zbraní máš vyšší základ, takže častěji zasahuješ a dáš stejný zranění).<text:line-break/><text:tab/>Samovolně to pak vede ke třem základním archetypům (když přidáš to, že na kouzelní se hází Duší):</text:p>
      <text:list xml:id="list1268294033" text:style-name="L11">
        <text:list-item>
          <text:p text:style-name="P29">Postavy s vysokou Silou choděj v těžké zbroji a používají těžké zbraně.</text:p>
        </text:list-item>
        <text:list-item>
          <text:p text:style-name="P29">Postavy s vysokou Finesou chodí v lehké zbroji a používají střelné nebo lehké zbraně.</text:p>
        </text:list-item>
        <text:list-item>
          <text:p text:style-name="P29">Postavy s vysokou Duší kouzlí. </text:p>
        </text:list-item>
      </text:list>
      <text:h text:style-name="Heading_20_4" text:outline-level="4">Jednoruční nebo obouruční zbraně</text:h>
      <text:p text:style-name="P4">Tady jsem vycházel z toho, že při dungeoncrawlu je docela podstatný, jestli máš volnou ruku - můžeš v ní držet lucernu, pochodeň, štít a podobně.<text:line-break/><text:tab/>Z toho plyne pravidlo, že obouruční boj (ať už těžkou zbraní nebo dvěma jednoručníma, nebo třeba lukem) má +1 ke zranění. Pro válečníka z toho pak plyne volba, jestli mít +1 ke zranění, nebo +1 ke zbroji za štít. </text:p>
      <text:h text:style-name="Heading_20_3" text:outline-level="3">Pasti</text:h>
      <text:p text:style-name="P3">Co kouzelník pozná prostudováním run tvořících magickou past?</text:p>
      <text:p text:style-name="P3"><text:span text:style-name="T3">Asi by nebylo dobrý, aby poznal heslo, kterým se past deaktivuje, to by měli hráči někde najít. Pak mě napadlo, že zloděj (nebo někdo s dovedností </text:span><text:span text:style-name="Emphasis"><text:span text:style-name="T5">líčení a odstraňování pastí</text:span></text:span><text:span text:style-name="T3">) by vlastně o pasti taky mohl něco poznat - nejspíš typ mechanismu, tj. jestli je to třeba nášlapná dlaždice nebo propadlo. Z toho jsem zpětně došel k úvaze, že runy u magické pasti jsou vlastně něco jako díra, kterou vylétává šipka. A z magické pasti vylétává kouzlo - ergo z run jde poznat, o jaké kouzlo se jedná.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18T19:49:56.083000000</dc:date>
    <meta:print-date>2113-01-01T00:00:00</meta:print-date>
    <meta:editing-cycles>15071</meta:editing-cycles>
    <meta:editing-duration>P44DT21H40M20S</meta:editing-duration>
    <meta:generator>LibreOffice/6.0.5.2$Windows_X86_64 LibreOffice_project/54c8cbb85f300ac59db32fe8a675ff7683cd5a16</meta:generator>
    <meta:document-statistic meta:table-count="0" meta:image-count="0" meta:object-count="0" meta:page-count="7" meta:paragraph-count="62" meta:word-count="1232" meta:character-count="6988" meta:non-whitespace-character-count="5829"/>
  </office:meta>
</office:document-meta>
</file>